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01in"/>
    </style:style>
    <style:style style:name="co2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3272in"/>
    </style:style>
    <style:style style:name="co7" style:family="table-column">
      <style:table-column-properties fo:break-before="auto" style:column-width="1.3535in"/>
    </style:style>
    <style:style style:name="co8" style:family="table-column">
      <style:table-column-properties fo:break-before="auto" style:column-width="1.5547in"/>
    </style:style>
    <style:style style:name="co9" style:family="table-column">
      <style:table-column-properties fo:break-before="auto" style:column-width="1.22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fo:background-color="#cfe7f5" style:diagonal-bl-tr="none" style:diagonal-tl-br="none" style:rotation-align="none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99pt solid #000000"/>
    </style:style>
    <style:style style:name="ce5" style:family="table-cell" style:parent-style-name="Excel_20_Built-in_20_Normal" style:data-style-name="N10002">
      <style:table-cell-properties fo:background-color="#cfe7f5" style:diagonal-bl-tr="none" style:diagonal-tl-br="none" style:rotation-align="none"/>
    </style:style>
    <style:style style:name="ce6" style:family="table-cell" style:parent-style-name="Excel_20_Built-in_20_Normal">
      <style:table-cell-properties fo:border-bottom="none" style:diagonal-bl-tr="none" style:diagonal-tl-br="none" fo:border-left="none" fo:border-right="0.99pt solid #000000" style:rotation-align="none" fo:border-top="0.99pt solid #000000"/>
    </style:style>
    <style:style style:name="ce7" style:family="table-cell" style:parent-style-name="Excel_20_Built-in_20_Normal" style:data-style-name="N10002">
      <style:table-cell-properties fo:border-bottom="none" fo:background-color="#cfe7f5" style:diagonal-bl-tr="none" style:diagonal-tl-br="none" fo:border-left="none" fo:border-right="0.99pt solid #000000" style:rotation-align="none" fo:border-top="none"/>
    </style:style>
    <style:style style:name="ce8" style:family="table-cell" style:parent-style-name="Excel_20_Built-in_20_Normal">
      <style:table-cell-properties fo:border-bottom="none" fo:background-color="#cfe7f5" style:diagonal-bl-tr="none" style:diagonal-tl-br="none" fo:border-left="none" fo:border-right="0.99pt solid #000000" style:rotation-align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Gender Definition</text:p>
          </table:table-cell>
          <table:table-cell office:value-type="string">
            <text:p>g_id</text:p>
          </table:table-cell>
          <table:table-cell office:value-type="string">
            <text:p>gender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N/A – Both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le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Femal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Age Definition</text:p>
          </table:table-cell>
          <table:table-cell office:value-type="string">
            <text:p>ar_id</text:p>
          </table:table-cell>
          <table:table-cell office:value-type="string">
            <text:p>range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Total 25 and over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25-3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35-4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45-5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55-6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65Pl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ducation Definition</text:p>
          </table:table-cell>
          <table:table-cell office:value-type="string">
            <text:p>ed_id</text:p>
          </table:table-cell>
          <table:table-cell office:value-type="string">
            <text:p>level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N/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Less than High School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High School Grad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ssociate Occupational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ssociate Academic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Bachelor Degree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asters Degree</text:p>
          </table:table-cell>
        </table:table-row>
      </table:table>
      <table:table table:name="Series_ID" table:style-name="ta1" table:print="false">
        <office:forms form:automatic-focus="false" form:apply-design-mode="false"/>
        <table:table-column table:style-name="co2" table:number-columns-repeated="3" table:default-cell-style-name="Default"/>
        <table:table-column table:style-name="co8" table:default-cell-style-name="ce2"/>
        <table:table-column table:style-name="co9" table:default-cell-style-name="Default"/>
        <table:table-row table:style-name="ro2">
          <table:table-cell office:value-type="string" calcext:value-type="string">
            <text:p>g_id</text:p>
          </table:table-cell>
          <table:table-cell office:value-type="string" calcext:value-type="string">
            <text:p>ar_id</text:p>
          </table:table-cell>
          <table:table-cell office:value-type="string" calcext:value-type="string">
            <text:p>ed_id</text:p>
          </table:table-cell>
          <table:table-cell table:style-name="Default" office:value-type="string" calcext:value-type="string">
            <text:p>series_id</text:p>
          </table:table-cell>
          <table:table-cell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LNU04000048</text:p>
          </table:table-cell>
          <table:table-cell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U04027659</text:p>
          </table:table-cell>
          <table:table-cell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NU04027660</text:p>
          </table:table-cell>
          <table:table-cell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25O</text:p>
          </table:table-cell>
          <table:table-cell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25O</text:p>
          </table:table-cell>
          <table:table-cell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25O</text:p>
          </table:table-cell>
          <table:table-cell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25O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NU04000089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HSD253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GS253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253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253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253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253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NU04000091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HSD354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SGS354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354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354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354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354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LNU04000093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HSD455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GS455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OP455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455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455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455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LNU04000095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HSD556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GS556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556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DAP556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556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5564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LNU04000097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HSD65O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HSGS65O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DOP65O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ADAP65O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8" office:value-type="string" calcext:value-type="string">
            <text:p>CGBD65O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GMD65O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LNU04000049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U04027675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NU0402767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25O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25O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25O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25OM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NU04000164</text:p>
          </table:table-cell>
          <table:table-cell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HSD2534M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GS2534M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2534M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2534M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2534M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253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NU04000173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HSD354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SGS354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354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354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354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354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LNU0400018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HSD455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GS455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OP455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455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455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455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LNU0400019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HSD556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GS556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556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DAP556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556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5564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LNU04000199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HSD65O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HSGS65O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DOP65O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ADAP65O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8" office:value-type="string" calcext:value-type="string">
            <text:p>CGBD65OM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GMD65OM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LNU04000050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U04027679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NU04027680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25O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25O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25O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25O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NU04000327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HSD253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GS253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253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253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253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2534W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NU04000334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HSD3544W</text:p>
          </table:table-cell>
          <table:table-cell/>
        </table:table-row>
        <table:table-row table:style-name="ro3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HSGS3544W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3544W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3544W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3544W</text:p>
          </table:table-cell>
          <table:table-cell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354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LNU0400034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HSD455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GS455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OP455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AP455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455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455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LNU04000347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HSD556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GS556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OP556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DAP556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GBD556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MD5564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LNU0400035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HSD65O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HSGS65O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DOP65O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ADAP65O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8" office:value-type="string" calcext:value-type="string">
            <text:p>CGBD65OW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GMD65OW</text:p>
          </table:table-cell>
          <table:table-cell/>
        </table:table-row>
        <table:table-row table:style-name="ro3" table:number-rows-repeated="17">
          <table:table-cell table:number-columns-repeated="3"/>
          <table:table-cell table:style-name="Excel_20_Built-in_20_Normal"/>
          <table:table-cell/>
        </table:table-row>
        <table:table-row table:style-name="ro3">
          <table:table-cell table:number-columns-repeated="3"/>
          <table:table-cell table:style-name="Excel_20_Built-in_20_Normal"/>
          <table:table-cell/>
        </table:table-row>
      </table:table>
      <table:table table:name="series_data" table:style-name="ta1" table:print="false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series_id</text:p>
          </table:table-cell>
          <table:table-cell office:value-type="string">
            <text:p>series</text:p>
          </table:table-cell>
          <table:table-cell office:value-type="string">
            <text:p>observations</text:p>
          </table:table-cell>
          <table:table-cell office:value-type="string">
            <text:p>date</text:p>
          </table:table-cell>
        </table:table-row>
      </table:table>
      <table:named-expressions/>
      <table:database-ranges>
        <table:database-range table:name="__Anonymous_Sheet_DB__1" table:target-range-address="Series_ID.A1:Series_ID.D104854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 style:data-style-name="N2" text:time-value="0000-00-00T00:00:01.666794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12:48:03</meta:creation-date>
    <dc:date>2013-12-10T17:00:10.676486000</dc:date>
    <meta:editing-duration>PT1H47M2S</meta:editing-duration>
    <meta:editing-cycles>14</meta:editing-cycles>
    <meta:generator>LibreOffice/4.1.3.2$MacOSX_x86 LibreOffice_project/70feb7d99726f064edab4605a8ab840c50ec57a</meta:generator>
    <meta:document-statistic meta:table-count="3" meta:cell-count="553" meta:object-count="0"/>
  </office:meta>
</office:document-meta>
</file>